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text-properties officeooo:rsid="0012f53f" officeooo:paragraph-rsid="001bdb2c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attore">
      <style:paragraph-properties fo:margin-left="0.058cm" fo:margin-right="0.028cm" fo:text-indent="0.062cm" style:auto-text-indent="false">
        <style:tab-stops/>
      </style:paragraph-properties>
      <style:text-properties officeooo:rsid="001bdb2c" officeooo:paragraph-rsid="001bdb2c"/>
    </style:style>
    <style:style style:name="P19" style:family="paragraph" style:parent-style-name="Azione_20_attore">
      <style:paragraph-properties fo:margin-left="0.122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20" style:family="paragraph" style:parent-style-name="Azione_20_sistema" style:list-style-name="Numerazione_20_UC">
      <style:text-properties fo:font-weight="normal" officeooo:rsid="001a4f08" officeooo:paragraph-rsid="001bdb2c" style:font-weight-asian="normal" style:font-weight-complex="normal"/>
    </style:style>
    <style:style style:name="P21" style:family="paragraph" style:parent-style-name="Azione_20_sistema">
      <style:text-properties officeooo:rsid="0015e382" officeooo:paragraph-rsid="0015e382"/>
    </style:style>
    <style:style style:name="P22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23" style:family="paragraph" style:parent-style-name="Azione_20_sistema" style:list-style-name="Numerazione_20_UC">
      <style:paragraph-properties fo:margin-left="2.611cm" fo:margin-right="0.028cm" fo:text-indent="0cm" style:auto-text-indent="false"/>
      <style:text-properties officeooo:rsid="0012f53f" officeooo:paragraph-rsid="001bdb2c"/>
    </style:style>
    <style:style style:name="P24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bdb2c" style:font-weight-asian="bold" style:font-weight-complex="bold"/>
    </style:style>
    <style:style style:name="T6" style:family="text">
      <style:text-properties fo:font-weight="bold" officeooo:rsid="001d7a43" style:font-weight-asian="bold" style:font-weight-complex="bold"/>
    </style:style>
    <style:style style:name="T7" style:family="text">
      <style:text-properties fo:font-weight="normal" officeooo:rsid="0015e382" style:font-weight-asian="normal" style:font-weight-complex="normal"/>
    </style:style>
    <style:style style:name="T8" style:family="text">
      <style:text-properties fo:font-weight="normal" officeooo:rsid="0015ec24" style:font-weight-asian="normal" style:font-weight-complex="normal"/>
    </style:style>
    <style:style style:name="T9" style:family="text">
      <style:text-properties fo:font-weight="normal" officeooo:rsid="001bdb2c" style:font-weight-asian="normal" style:font-weight-complex="normal"/>
    </style:style>
    <style:style style:name="T10" style:family="text">
      <style:text-properties officeooo:rsid="0013cfcb"/>
    </style:style>
    <style:style style:name="T11" style:family="text">
      <style:text-properties officeooo:rsid="000ad213"/>
    </style:style>
    <style:style style:name="T12" style:family="text">
      <style:text-properties officeooo:rsid="0014a617"/>
    </style:style>
    <style:style style:name="T13" style:family="text">
      <style:text-properties officeooo:rsid="00185656"/>
    </style:style>
    <style:style style:name="T14" style:family="text">
      <style:text-properties officeooo:rsid="001a4f08"/>
    </style:style>
    <style:style style:name="T15" style:family="text">
      <style:text-properties officeooo:rsid="001bdb2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5">Modifica</text:span><text:span text:style-name="T12"> </text:span><text:span text:style-name="T14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4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251228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4">Registro</text:span></text:p>
              </text:list-item>
              <text:list-item>
                <text:p text:style-name="P14">L'utente seleziona la classe per cui vuole inserire l'attività </text:p>
              </text:list-item>
              <text:list-item>
                <text:p text:style-name="P20">L'utente seleziona la fuzione <text:span text:style-name="T15">Storico Registro</text:span></text:p>
              </text:list-item>
              <text:list-item>
                <text:p text:style-name="P22"><text:span text:style-name="T8">Il sistema </text:span><text:span text:style-name="T7">mostra </text:span><text:span text:style-name="T9">un finestra in cui inserire la data di partenza e quella di termine</text:span></text:p>
              </text:list-item>
              <text:list-item>
                <text:p text:style-name="P15">L'utente <text:span text:style-name="T15">inserisce le date</text:span></text:p>
              </text:list-item>
              <text:list-item>
                <text:p text:style-name="P23"><text:span text:style-name="T15">Il sistema mostra lo storico dalla prima alla seconda data</text:span><text:span text:style-name="T9"> </text:span><text:span text:style-name="T7">(</text:span><text:span text:style-name="T3">include </text:span><text:span text:style-name="T5">Visualizza </text:span><text:span text:style-name="T6">Storico</text:span><text:span text:style-name="T4"> Registro</text:span><text:span text:style-name="T7">)</text:span></text:p>
              </text:list-item>
              <text:list-item>
                <text:p text:style-name="P18">L'utente seleziona la funzionalità modifica relativa all'attività da modificare</text:p>
              </text:list-item>
              <text:list-item>
                <text:p text:style-name="P24">Il sistema mostra la finestra con l'attività da modificare</text:p>
              </text:list-item>
              <text:list-item>
                <text:p text:style-name="P19">L'utente modifica i campi</text:p>
              </text:list-item>
              <text:list-item>
                <text:p text:style-name="P16">L'utente sottomette <text:span text:style-name="T14">l'attività</text:span></text:p>
              </text:list-item>
              <text:list-item>
                <text:p text:style-name="P21">Il sistema memorizza <text:span text:style-name="T14">l'attività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0">mostra un messaggio di </text:span><text:span text:style-name="T15">avvenuta modifi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1259742" text:style-name="L1">
              <text:list-item>
                <text:p text:style-name="P11">Nel caso di un errore utente, il sistema mostra all’utente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3">UC_H_</text:span><text:span text:style-name="T14">5</text:span><text:span text:style-name="T15">6</text:span><text:span text:style-name="T13">_</text:span><text:span text:style-name="T15">modifica</text:span><text:span text:style-name="T13">_</text:span><text:span text:style-name="T14">attività_registro</text:span><text:span text:style-name="T13">: </text:span><text:span text:style-name="T15">Modifica</text:span><text:span text:style-name="T12"> </text:span><text:span text:style-name="T14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9</meta:editing-cycles>
    <meta:generator>LibreOffice/3.6$Windows_x86 LibreOffice_project/da8c1e6-fd468f4-454e206-f42a4a9-143cfd</meta:generator>
    <dc:date>2012-10-25T11:12:41.04</dc:date>
    <meta:document-statistic meta:table-count="1" meta:image-count="0" meta:object-count="0" meta:page-count="1" meta:paragraph-count="27" meta:word-count="162" meta:character-count="1085" meta:non-whitespace-character-count="960"/>
  </office:meta>
</office:document-meta>
</file>